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PathLoaderTest.answer( InvocationOnMock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LoaderTest.shouldReadConfigurationClassFrom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